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table:number-columns-spanned="4" table:number-rows-spanned="1">
            <text:p>kopalnia_DATASIZE_200_KNN_3_distanceAlgorithm_STATISTICS_Algorithms_MAGNETIC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6,19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1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5.26315789473684">
            <text:p>5.26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.5263157894737">
            <text:p>10.526315789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5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1">
            <text:p>kopalnia_DATASIZE_200_KNN_3_distanceAlgorithm_STATISTICS_Algorithms_RSSI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2:26:3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08" meta:object-count="0"/>
  </office:meta>
</office:document-meta>
</file>